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justify" fo:line-height="200%"/>
      <style:text-properties style:font-name="Times New Roman" style:font-name-complex="Times New Roman" fo:font-size="20pt" style:font-size-asian="20pt" style:font-size-complex="20pt" fo:language="en" fo:country="IN"/>
    </style:style>
    <style:style style:name="P4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5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6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7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8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9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0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1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2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3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4" style:parent-style-name="ListParagraph" style:family="paragraph">
      <style:paragraph-properties fo:text-align="justify" fo:line-height="200%"/>
    </style:style>
    <style:style style:name="T15" style:parent-style-name="DefaultParagraphFont" style:family="text">
      <style:text-properties style:font-name="Times New Roman" style:font-name-complex="Times New Roman" fo:language="en" fo:country="IN"/>
    </style:style>
    <style:style style:name="T16" style:parent-style-name="DefaultParagraphFont" style:family="text">
      <style:text-properties style:font-name="Times New Roman" style:font-name-complex="Times New Roman" fo:language="en" fo:country="IN"/>
    </style:style>
    <style:style style:name="T17" style:parent-style-name="DefaultParagraphFont" style:family="text">
      <style:text-properties style:font-name="Times New Roman" style:font-name-complex="Times New Roman" fo:language="en" fo:country="IN"/>
    </style:style>
  </office:automatic-styles>
  <office:body>
    <office:text text:use-soft-page-breaks="true">
      <text:h text:style-name="P1" text:outline-level="1">Supplementary Specification</text:h>
      <text:list text:style-name="LFO1" text:continue-numbering="true">
        <text:list-item>
          <text:p text:style-name="P4">System will run on a Linux operating system</text:p>
        </text:list-item>
        <text:list-item>
          <text:p text:style-name="P5">Application will be developed in C++</text:p>
        </text:list-item>
        <text:list-item>
          <text:p text:style-name="P6">User interface is developed as a separate module, independent from the<text:s/>application’s deployment to separate the model, from the view</text:p>
        </text:list-item>
        <text:list-item>
          <text:p text:style-name="P7">The end goal is that users will interact with the system via a web browser</text:p>
        </text:list-item>
        <text:list-item>
          <text:p text:style-name="P8">The system will interact with Oracle database on the enterprise level, and sqlite database on the application’s level<text:s/></text:p>
        </text:list-item>
        <text:list-item>
          <text:p text:style-name="P9">User will access the system by utilizing a Single Sign On (SSO) system, that integrate with the Active Directory with the enterprise’s infrastructure</text:p>
        </text:list-item>
        <text:list-item>
          <text:p text:style-name="P10">A user’s manual will be provided to all user’s<text:s/></text:p>
        </text:list-item>
        <text:list-item>
          <text:p text:style-name="P11">User’s do not need to have documentations on the EDI data<text:s/>exchange process, as this is an internal B2B communication</text:p>
        </text:list-item>
        <text:list-item>
          <text:p text:style-name="P12">Our team will build the system using an DevOps methodology to speed the development process.<text:s/></text:p>
        </text:list-item>
        <text:list-item>
          <text:p text:style-name="P13">Teams will meet remotely, will documents will be shared on Google Docs, and code will be push into a repository on GitHub<text:s/></text:p>
        </text:list-item>
        <text:list-item>
          <text:p text:style-name="P14"><text:span text:style-name="T15">Other communications via Slack, and<text:s/></text:span><text:span text:style-name="T16">WhatsApp</text:span><text:span text:style-name="T17"><text:s/>are adopted between all team member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>Inception Phase Artifacts – Employee benefit Management System<text:tab/>CPSC 462</text:p>
        <text:p text:style-name="P3">Team Members: Anas Elhadidy, Eizat Mushtaq, Faisal Khan, Milan Ghori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USHTAQ, EIZAT</dc:creator>
    <meta:creation-date>2018-09-27T21:49:00Z</meta:creation-date>
    <dc:date>2018-10-01T16:24:00Z</dc:date>
    <meta:template xlink:href="Normal" xlink:type="simple"/>
    <meta:editing-cycles>8</meta:editing-cycles>
    <meta:editing-duration>PT960S</meta:editing-duration>
    <meta:document-statistic meta:page-count="1" meta:paragraph-count="2" meta:word-count="156" meta:character-count="1048" meta:row-count="7" meta:non-whitespace-character-count="894"/>
  </office:meta>
</office:document-meta>
</file>